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2.79pt"/>
    </style:style>
    <style:style style:name="co2" style:family="table-column">
      <style:table-column-properties fo:break-before="auto" style:column-width="100.91pt"/>
    </style:style>
    <style:style style:name="co3" style:family="table-column">
      <style:table-column-properties fo:break-before="auto" style:column-width="115.74pt"/>
    </style:style>
    <style:style style:name="co4" style:family="table-column">
      <style:table-column-properties fo:break-before="auto" style:column-width="120.36pt"/>
    </style:style>
    <style:style style:name="co5" style:family="table-column">
      <style:table-column-properties fo:break-before="auto" style:column-width="158.34pt"/>
    </style:style>
    <style:style style:name="co6" style:family="table-column">
      <style:table-column-properties fo:break-before="auto" style:column-width="49.04pt"/>
    </style:style>
    <style:style style:name="co7" style:family="table-column">
      <style:table-column-properties fo:break-before="auto" style:column-width="173.14pt"/>
    </style:style>
    <style:style style:name="co8" style:family="table-column">
      <style:table-column-properties fo:break-before="auto" style:column-width="81.44pt"/>
    </style:style>
    <style:style style:name="co9" style:family="table-column">
      <style:table-column-properties fo:break-before="auto" style:column-width="82.4pt"/>
    </style:style>
    <style:style style:name="co10" style:family="table-column">
      <style:table-column-properties fo:break-before="auto" style:column-width="75.91pt"/>
    </style:style>
    <style:style style:name="co11" style:family="table-column">
      <style:table-column-properties fo:break-before="auto" style:column-width="80.56pt"/>
    </style:style>
    <style:style style:name="co12" style:family="table-column">
      <style:table-column-properties fo:break-before="auto" style:column-width="58.34pt"/>
    </style:style>
    <style:style style:name="ro1" style:family="table-row">
      <style:table-row-properties style:row-height="11.99pt" fo:break-before="auto" style:use-optimal-row-height="true"/>
    </style:style>
    <style:style style:name="ro2" style:family="table-row">
      <style:table-row-properties style:row-height="15.99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7.01pt" fo:break-before="auto" style:use-optimal-row-height="false"/>
    </style:style>
    <style:style style:name="ta1" style:family="table" style:master-page-name="PageStyle_5f_item_20_du_20_rapport">
      <style:table-properties table:display="true" style:writing-mode="lr-tb"/>
    </style:style>
    <style:style style:name="ta2" style:family="table" style:master-page-name="PageStyle_5f_variables_20_de_20_la_20_base_20_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b2b2b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a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ackground-color="#009933" style:diagonal-bl-tr="none" style:diagonal-tl-br="none" fo:border="0.74pt solid #000000" style:rotation-align="none"/>
      <style:text-properties fo:color="#00000a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a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18a303" style:diagonal-bl-tr="none" style:diagonal-tl-br="none" fo:border="0.74pt solid #000000" style:rotation-align="none"/>
      <style:text-properties fo:color="#00000a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b2b2b2" style:diagonal-bl-tr="none" style:diagonal-tl-br="none" fo:border="0.74pt solid #000000" style:rotation-align="none"/>
      <style:text-properties fo:color="#00000a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text-properties fo:color="#00000a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74pt solid #000000" style:rotation-align="non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a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b2b2b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ackground-color="#0099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18a30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18a30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tem du rappor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Description des patientes :</text:p>
          </table:table-cell>
          <table:table-cell table:style-name="ce16" office:value-type="string" calcext:value-type="string">
            <text:p>Mois ou Trimestre 1</text:p>
          </table:table-cell>
          <table:table-cell table:style-name="ce16" office:value-type="string" calcext:value-type="string">
            <text:p>Mois ou Trimestre 2</text:p>
          </table:table-cell>
          <table:table-cell table:style-name="ce16" office:value-type="string" calcext:value-type="string">
            <text:p>Mois ou Trimestre 3</text:p>
          </table:table-cell>
          <table:table-cell table:style-name="ce16" office:value-type="string" calcext:value-type="string">
            <text:p>Cumulatif</text:p>
          </table:table-cell>
          <table:table-cell table:style-name="ce25" table:number-columns-repeated="1019"/>
        </table:table-row>
        <table:table-row table:style-name="ro1">
          <table:table-cell table:style-name="ce3" office:value-type="string" calcext:value-type="string">
            <text:p>Nombre de patientes</text:p>
          </table:table-cell>
          <table:table-cell table:style-name="ce17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Nombre de patientes qui ont ouvert un dossier (nouvelles patientes)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Nombre de consultation de nouveau cas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- VIH+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(nombre de consultation de cas de suivi)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Nombre total de consultation (Nouveaux cas + suivis)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- Dans la salle de gynecologie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- Strategie avancée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Distribution des patientes en fonction du sexe</text:p>
          </table:table-cell>
          <table:table-cell table:style-name="ce17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Femmes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Hommes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5"/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Distribution des patientes en fonction de l’âge</text:p>
          </table:table-cell>
          <table:table-cell table:style-name="ce17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0-24 ans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25-50 ans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51 ans et plus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5"/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6" office:value-type="string" calcext:value-type="string">
            <text:p>Distribution des patientes en fonction de l’origine géographique</text:p>
          </table:table-cell>
          <table:table-cell table:style-name="ce19" table:number-columns-repeated="4"/>
          <table:table-cell table:number-columns-repeated="1019"/>
        </table:table-row>
        <table:table-row table:style-name="ro1">
          <table:table-cell table:style-name="ce7" office:value-type="string" calcext:value-type="string">
            <text:p>Akonolinga ville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7" office:value-type="string" calcext:value-type="string">
            <text:p>Akonolinga rurale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7" office:value-type="string" calcext:value-type="string">
            <text:p>Département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7" office:value-type="string" calcext:value-type="string">
            <text:p>Hors département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7"/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6" office:value-type="string" calcext:value-type="string">
            <text:p>Description des références</text:p>
          </table:table-cell>
          <table:table-cell table:style-name="ce20" table:formula="of:=[.B$4]" office:value-type="string" office:string-value="Mois ou Trimestre 1" calcext:value-type="string">
            <text:p>Mois ou Trimestre 1</text:p>
          </table:table-cell>
          <table:table-cell table:style-name="ce20" table:formula="of:=[.C$4]" office:value-type="string" office:string-value="Mois ou Trimestre 2" calcext:value-type="string">
            <text:p>Mois ou Trimestre 2</text:p>
          </table:table-cell>
          <table:table-cell table:style-name="ce20" table:formula="of:=[.D$4]" office:value-type="string" office:string-value="Mois ou Trimestre 3" calcext:value-type="string">
            <text:p>Mois ou Trimestre 3</text:p>
          </table:table-cell>
          <table:table-cell table:style-name="ce20" table:formula="of:=[.E$4]" office:value-type="string" office:string-value="Cumulatif" calcext:value-type="string">
            <text:p>Cumulatif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Accueil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SRH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Hôpital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Centres de Santé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Radio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Agents communautaires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Affiches/flyers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Communiqués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Bouche à oreille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UPEC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Autres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7"/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8" office:value-type="string" calcext:value-type="string">
            <text:p>Description des consultations :</text:p>
          </table:table-cell>
          <table:table-cell table:style-name="ce21" table:formula="of:=[.B$4]" office:value-type="string" office:string-value="Mois ou Trimestre 1" calcext:value-type="string">
            <text:p>Mois ou Trimestre 1</text:p>
          </table:table-cell>
          <table:table-cell table:style-name="ce21" table:formula="of:=[.C$4]" office:value-type="string" office:string-value="Mois ou Trimestre 2" calcext:value-type="string">
            <text:p>Mois ou Trimestre 2</text:p>
          </table:table-cell>
          <table:table-cell table:style-name="ce21" table:formula="of:=[.D$4]" office:value-type="string" office:string-value="Mois ou Trimestre 3" calcext:value-type="string">
            <text:p>Mois ou Trimestre 3</text:p>
          </table:table-cell>
          <table:table-cell table:style-name="ce21" table:formula="of:=[.E$4]" office:value-type="string" office:string-value="Cumulatif" calcext:value-type="string">
            <text:p>Cumulatif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ombre de jours de consultations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Nombre de consultations totale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Moyenne de consultations par jour de consultation</text:p>
          </table:table-cell>
          <table:table-cell table:style-name="ce18" table:formula="of:=[.B42]/[.B43]" office:value-type="string" office:string-value="" calcext:value-type="error">
            <text:p>#DIV/0!</text:p>
          </table:table-cell>
          <table:table-cell table:style-name="ce18" table:formula="of:=[.C42]/[.C43]" office:value-type="string" office:string-value="" calcext:value-type="error">
            <text:p>#DIV/0!</text:p>
          </table:table-cell>
          <table:table-cell table:style-name="ce18" table:formula="of:=[.D42]/[.D43]" office:value-type="string" office:string-value="" calcext:value-type="error">
            <text:p>#DIV/0!</text:p>
          </table:table-cell>
          <table:table-cell table:style-name="ce18" table:formula="of:=[.E42]/[.E4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ombre de premières consultations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Nombre de consultations de suivi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4"/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8" office:value-type="string" calcext:value-type="string">
            <text:p>Motif de la consultation</text:p>
          </table:table-cell>
          <table:table-cell table:style-name="ce21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Ecoulements génitaux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Ulcères génitales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Douleurs pelviennes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Dépistage cancer du col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Planning Familial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Troubles du cycle menstruel/métrorragies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Désir de grossesse/infertilité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Dépistage VIH/HepB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Agression sexuelle/viol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Complications grossesse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Problèmes mammaires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Post partum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Dysfonctionnement sexuel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Traitement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Autre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4"/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8" office:value-type="string" calcext:value-type="string">
            <text:p>Diagnostics</text:p>
          </table:table-cell>
          <table:table-cell table:style-name="ce21" table:formula="of:=[.B$4]" office:value-type="string" office:string-value="Mois ou Trimestre 1" calcext:value-type="string">
            <text:p>Mois ou Trimestre 1</text:p>
          </table:table-cell>
          <table:table-cell table:style-name="ce21" table:formula="of:=[.C$4]" office:value-type="string" office:string-value="Mois ou Trimestre 2" calcext:value-type="string">
            <text:p>Mois ou Trimestre 2</text:p>
          </table:table-cell>
          <table:table-cell table:style-name="ce21" table:formula="of:=[.D$4]" office:value-type="string" office:string-value="Mois ou Trimestre 3" calcext:value-type="string">
            <text:p>Mois ou Trimestre 3</text:p>
          </table:table-cell>
          <table:table-cell table:style-name="ce21" table:formula="of:=[.E$4]" office:value-type="string" office:string-value="Cumulatif" calcext:value-type="string">
            <text:p>Cumulatif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Pathologies Infectieuses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Vaginite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Cervicite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Vaginite plus cervicite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Gonocoque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Clamydia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Ulcères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Herpes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Syphilis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Condylomes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PID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HIV 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HVB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HVC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HPV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Schistosomiase génitale féminine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Cystite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Uretrite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9" office:value-type="string" calcext:value-type="string">
            <text:p>Pathologie tumoral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Dysplasie au VIA VILI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Cancer du sein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9" office:value-type="string" calcext:value-type="string">
            <text:p>Autres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Planification familial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Conseil planification familial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Trouble du cycle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Agression sexuelle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10" office:value-type="string" calcext:value-type="string">
            <text:p>Avortement spontané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Avortement induit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Fistule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Infertilité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Dysfonctionnement sexuel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Infection puerperale/post partum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Hémorragie du post partum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Grossesse extrautérine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Autres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4"/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8" office:value-type="string" calcext:value-type="string">
            <text:p>Description des activités</text:p>
          </table:table-cell>
          <table:table-cell table:style-name="ce21" table:formula="of:=[.B$4]" office:value-type="string" office:string-value="Mois ou Trimestre 1" calcext:value-type="string">
            <text:p>Mois ou Trimestre 1</text:p>
          </table:table-cell>
          <table:table-cell table:style-name="ce21" table:formula="of:=[.C$4]" office:value-type="string" office:string-value="Mois ou Trimestre 2" calcext:value-type="string">
            <text:p>Mois ou Trimestre 2</text:p>
          </table:table-cell>
          <table:table-cell table:style-name="ce21" table:formula="of:=[.D$4]" office:value-type="string" office:string-value="Mois ou Trimestre 3" calcext:value-type="string">
            <text:p>Mois ou Trimestre 3</text:p>
          </table:table-cell>
          <table:table-cell table:style-name="ce21" table:formula="of:=[.E$4]" office:value-type="string" office:string-value="Cumulatif" calcext:value-type="string">
            <text:p>Cumulatif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ombre d’examen du col cervical VIA/VILI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Biopsies effectuées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Thermoablation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Conisations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Hyterectomie 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Autres cas reférés Warthein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4"/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8" office:value-type="string" calcext:value-type="string">
            <text:p>Examens d’imagerie médicale</text:p>
          </table:table-cell>
          <table:table-cell table:style-name="ce21" table:formula="of:=[.B$4]" office:value-type="string" office:string-value="Mois ou Trimestre 1" calcext:value-type="string">
            <text:p>Mois ou Trimestre 1</text:p>
          </table:table-cell>
          <table:table-cell table:style-name="ce21" table:formula="of:=[.C$4]" office:value-type="string" office:string-value="Mois ou Trimestre 2" calcext:value-type="string">
            <text:p>Mois ou Trimestre 2</text:p>
          </table:table-cell>
          <table:table-cell table:style-name="ce21" table:formula="of:=[.D$4]" office:value-type="string" office:string-value="Mois ou Trimestre 3" calcext:value-type="string">
            <text:p>Mois ou Trimestre 3</text:p>
          </table:table-cell>
          <table:table-cell table:style-name="ce21" table:formula="of:=[.E$4]" office:value-type="string" office:string-value="Cumulatif" calcext:value-type="string">
            <text:p>Cumulatif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Echographie pelvienne*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11" office:value-type="string" calcext:value-type="string">
            <text:p>Echographie obstétricale*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Autres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4"/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8" office:value-type="string" calcext:value-type="string">
            <text:p>Examens biologiques ( nombre d’examen)</text:p>
          </table:table-cell>
          <table:table-cell table:style-name="ce21" table:formula="of:=[.B$4]" office:value-type="string" office:string-value="Mois ou Trimestre 1" calcext:value-type="string">
            <text:p>Mois ou Trimestre 1</text:p>
          </table:table-cell>
          <table:table-cell table:style-name="ce21" table:formula="of:=[.C$4]" office:value-type="string" office:string-value="Mois ou Trimestre 2" calcext:value-type="string">
            <text:p>Mois ou Trimestre 2</text:p>
          </table:table-cell>
          <table:table-cell table:style-name="ce21" table:formula="of:=[.D$4]" office:value-type="string" office:string-value="Mois ou Trimestre 3" calcext:value-type="string">
            <text:p>Mois ou Trimestre 3</text:p>
          </table:table-cell>
          <table:table-cell table:style-name="ce21" table:formula="of:=[.E$4]" office:value-type="string" office:string-value="Cumulatif" calcext:value-type="string">
            <text:p>Cumulatif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Sérologie VIH*</text:p>
          </table:table-cell>
          <table:table-cell table:style-name="ce11"/>
          <table:table-cell table:style-name="ce18" table:number-columns-repeated="3"/>
          <table:table-cell table:number-columns-repeated="1019"/>
        </table:table-row>
        <table:table-row table:style-name="ro1">
          <table:table-cell table:style-name="ce5" office:value-type="string" calcext:value-type="string">
            <text:p>Sérologie VIH* positive</text:p>
          </table:table-cell>
          <table:table-cell table:style-name="ce11"/>
          <table:table-cell table:style-name="ce18" table:number-columns-repeated="3"/>
          <table:table-cell table:number-columns-repeated="1019"/>
        </table:table-row>
        <table:table-row table:style-name="ro1">
          <table:table-cell table:style-name="ce11" office:value-type="string" calcext:value-type="string">
            <text:p>HBsAg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11" office:value-type="string" calcext:value-type="string">
            <text:p>HBsAg positif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VDRL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VDRL positif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TPHA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TPHA positif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Test grossesse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Test grossesse positif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9" office:value-type="string" calcext:value-type="string">
            <text:p>GenXpert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HPV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HPV positif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Gonocoque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Gonocoque positif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Chlamydia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Chlamydia positif</text:p>
          </table:table-cell>
          <table:table-cell table:style-name="ce18" table:number-columns-repeated="4"/>
          <table:table-cell table:number-columns-repeated="1019"/>
        </table:table-row>
        <table:table-row table:style-name="ro2">
          <table:table-cell table:style-name="ce8" office:value-type="string" calcext:value-type="string">
            <text:p>Contraception </text:p>
          </table:table-cell>
          <table:table-cell table:style-name="ce21" table:formula="of:=[.B$4]" office:value-type="string" office:string-value="Mois ou Trimestre 1" calcext:value-type="string">
            <text:p>Mois ou Trimestre 1</text:p>
          </table:table-cell>
          <table:table-cell table:style-name="ce21" table:formula="of:=[.C$4]" office:value-type="string" office:string-value="Mois ou Trimestre 2" calcext:value-type="string">
            <text:p>Mois ou Trimestre 2</text:p>
          </table:table-cell>
          <table:table-cell table:style-name="ce21" table:formula="of:=[.D$4]" office:value-type="string" office:string-value="Mois ou Trimestre 3" calcext:value-type="string">
            <text:p>Mois ou Trimestre 3</text:p>
          </table:table-cell>
          <table:table-cell table:style-name="ce21" table:formula="of:=[.E$4]" office:value-type="string" office:string-value="Cumulatif" calcext:value-type="string">
            <text:p>Cumulatif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Consultaiton avec <text:s/>conseil pour le PF</text:p>
          </table:table-cell>
          <table:table-cell table:style-name="ce22" table:number-columns-repeated="4"/>
          <table:table-cell table:style-name="ce26" table:number-columns-repeated="1019"/>
        </table:table-row>
        <table:table-row table:style-name="ro3">
          <table:table-cell table:style-name="ce13" office:value-type="string" calcext:value-type="string">
            <text:p>COC nouveau</text:p>
          </table:table-cell>
          <table:table-cell table:style-name="ce23" table:number-columns-repeated="4"/>
          <table:table-cell table:number-columns-repeated="1019"/>
        </table:table-row>
        <table:table-row table:style-name="ro3">
          <table:table-cell table:style-name="ce13" office:value-type="string" calcext:value-type="string">
            <text:p>COC ancien</text:p>
          </table:table-cell>
          <table:table-cell table:style-name="ce23" table:number-columns-repeated="4"/>
          <table:table-cell table:number-columns-repeated="1019"/>
        </table:table-row>
        <table:table-row table:style-name="ro3">
          <table:table-cell table:style-name="ce13" office:value-type="string" calcext:value-type="string">
            <text:p>PSP nouveau</text:p>
          </table:table-cell>
          <table:table-cell table:style-name="ce23" table:number-columns-repeated="4"/>
          <table:table-cell table:number-columns-repeated="1019"/>
        </table:table-row>
        <table:table-row table:style-name="ro3">
          <table:table-cell table:style-name="ce13" office:value-type="string" calcext:value-type="string">
            <text:p>PSP ancien</text:p>
          </table:table-cell>
          <table:table-cell table:style-name="ce23" table:number-columns-repeated="4"/>
          <table:table-cell table:number-columns-repeated="1019"/>
        </table:table-row>
        <table:table-row table:style-name="ro3">
          <table:table-cell table:style-name="ce13" office:value-type="string" calcext:value-type="string">
            <text:p>Injectable nouveau</text:p>
          </table:table-cell>
          <table:table-cell table:style-name="ce23" table:number-columns-repeated="4"/>
          <table:table-cell table:number-columns-repeated="1019"/>
        </table:table-row>
        <table:table-row table:style-name="ro3">
          <table:table-cell table:style-name="ce13" office:value-type="string" calcext:value-type="string">
            <text:p>Injectable ancien</text:p>
          </table:table-cell>
          <table:table-cell table:style-name="ce23" table:number-columns-repeated="4"/>
          <table:table-cell table:number-columns-repeated="1019"/>
        </table:table-row>
        <table:table-row table:style-name="ro3">
          <table:table-cell table:style-name="ce13" office:value-type="string" calcext:value-type="string">
            <text:p>Implant nouveau</text:p>
          </table:table-cell>
          <table:table-cell table:style-name="ce23" table:number-columns-repeated="4"/>
          <table:table-cell table:number-columns-repeated="1019"/>
        </table:table-row>
        <table:table-row table:style-name="ro3">
          <table:table-cell table:style-name="ce13" office:value-type="string" calcext:value-type="string">
            <text:p>Implant ancien</text:p>
          </table:table-cell>
          <table:table-cell table:style-name="ce23" table:number-columns-repeated="4"/>
          <table:table-cell table:number-columns-repeated="1019"/>
        </table:table-row>
        <table:table-row table:style-name="ro3">
          <table:table-cell table:style-name="ce13" office:value-type="string" calcext:value-type="string">
            <text:p>DIU nouveau</text:p>
          </table:table-cell>
          <table:table-cell table:style-name="ce23" table:number-columns-repeated="4"/>
          <table:table-cell table:number-columns-repeated="1019"/>
        </table:table-row>
        <table:table-row table:style-name="ro3">
          <table:table-cell table:style-name="ce13" office:value-type="string" calcext:value-type="string">
            <text:p>DIU ancien</text:p>
          </table:table-cell>
          <table:table-cell table:style-name="ce23" table:number-columns-repeated="4"/>
          <table:table-cell table:number-columns-repeated="1019"/>
        </table:table-row>
        <table:table-row table:style-name="ro3">
          <table:table-cell table:style-name="ce13" office:value-type="string" calcext:value-type="string">
            <text:p>Ligature trompes</text:p>
          </table:table-cell>
          <table:table-cell table:style-name="ce23" table:number-columns-repeated="4"/>
          <table:table-cell table:number-columns-repeated="1019"/>
        </table:table-row>
        <table:table-row table:style-name="ro3">
          <table:table-cell table:style-name="ce13" office:value-type="string" calcext:value-type="string">
            <text:p>Vasectomie</text:p>
          </table:table-cell>
          <table:table-cell table:style-name="ce23" table:number-columns-repeated="4"/>
          <table:table-cell table:number-columns-repeated="1019"/>
        </table:table-row>
        <table:table-row table:style-name="ro3">
          <table:table-cell table:style-name="ce13" office:value-type="string" calcext:value-type="string">
            <text:p>Préservatif feminin nouveau </text:p>
          </table:table-cell>
          <table:table-cell table:style-name="ce23" table:number-columns-repeated="4"/>
          <table:table-cell table:number-columns-repeated="1019"/>
        </table:table-row>
        <table:table-row table:style-name="ro3">
          <table:table-cell table:style-name="ce13" office:value-type="string" calcext:value-type="string">
            <text:p>Préservatif feminin ancien</text:p>
          </table:table-cell>
          <table:table-cell table:style-name="ce23" table:number-columns-repeated="4"/>
          <table:table-cell table:number-columns-repeated="1019"/>
        </table:table-row>
        <table:table-row table:style-name="ro1">
          <table:table-cell table:style-name="ce13" office:value-type="string" calcext:value-type="string">
            <text:p>Préservatifs masculins nouveau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13" office:value-type="string" calcext:value-type="string">
            <text:p>Préservatifs masculins ancien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13" office:value-type="string" calcext:value-type="string">
            <text:p>Contraceptif d'urgence nouveau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13" office:value-type="string" calcext:value-type="string">
            <text:p>Contraceptif d'urgence ancien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13"/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8" office:value-type="string" calcext:value-type="string">
            <text:p>Description des ressources</text:p>
          </table:table-cell>
          <table:table-cell table:style-name="ce21" table:formula="of:=[.B$4]" office:value-type="string" office:string-value="Mois ou Trimestre 1" calcext:value-type="string">
            <text:p>Mois ou Trimestre 1</text:p>
          </table:table-cell>
          <table:table-cell table:style-name="ce21" table:formula="of:=[.C$4]" office:value-type="string" office:string-value="Mois ou Trimestre 2" calcext:value-type="string">
            <text:p>Mois ou Trimestre 2</text:p>
          </table:table-cell>
          <table:table-cell table:style-name="ce21" table:formula="of:=[.D$4]" office:value-type="string" office:string-value="Mois ou Trimestre 3" calcext:value-type="string">
            <text:p>Mois ou Trimestre 3</text:p>
          </table:table-cell>
          <table:table-cell table:style-name="ce21" table:formula="of:=[.E$4]" office:value-type="string" office:string-value="Cumulatif" calcext:value-type="string">
            <text:p>Cumulatif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ombre de jours travaillés par l’infirmière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Nombre de jours travaillés par le médecin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5"/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8" office:value-type="string" calcext:value-type="string">
            <text:p>Description des activité de sensibilisation</text:p>
          </table:table-cell>
          <table:table-cell table:style-name="ce21" table:formula="of:=[.B$4]" office:value-type="string" office:string-value="Mois ou Trimestre 1" calcext:value-type="string">
            <text:p>Mois ou Trimestre 1</text:p>
          </table:table-cell>
          <table:table-cell table:style-name="ce21" table:formula="of:=[.C$4]" office:value-type="string" office:string-value="Mois ou Trimestre 2" calcext:value-type="string">
            <text:p>Mois ou Trimestre 2</text:p>
          </table:table-cell>
          <table:table-cell table:style-name="ce21" table:formula="of:=[.D$4]" office:value-type="string" office:string-value="Mois ou Trimestre 3" calcext:value-type="string">
            <text:p>Mois ou Trimestre 3</text:p>
          </table:table-cell>
          <table:table-cell table:style-name="ce21" table:formula="of:=[.E$4]" office:value-type="string" office:string-value="Cumulatif" calcext:value-type="string">
            <text:p>Cumulatif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Intra-hospitaliers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UPEC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Centres de Santé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Communautaire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Radio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Affiches et flyers distribués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5"/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8" office:value-type="string" calcext:value-type="string">
            <text:p>Resultats biopsie</text:p>
          </table:table-cell>
          <table:table-cell table:style-name="ce21" table:formula="of:=[.B$4]" office:value-type="string" office:string-value="Mois ou Trimestre 1" calcext:value-type="string">
            <text:p>Mois ou Trimestre 1</text:p>
          </table:table-cell>
          <table:table-cell table:style-name="ce21" table:formula="of:=[.C$4]" office:value-type="string" office:string-value="Mois ou Trimestre 2" calcext:value-type="string">
            <text:p>Mois ou Trimestre 2</text:p>
          </table:table-cell>
          <table:table-cell table:style-name="ce21" table:formula="of:=[.D$4]" office:value-type="string" office:string-value="Mois ou Trimestre 3" calcext:value-type="string">
            <text:p>Mois ou Trimestre 3</text:p>
          </table:table-cell>
          <table:table-cell table:style-name="ce21" table:formula="of:=[.E$4]" office:value-type="string" office:string-value="Cumulatif" calcext:value-type="string">
            <text:p>Cumulatif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LSIL/CIN1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13" office:value-type="string" calcext:value-type="string">
            <text:p>HSIL/CIN2/3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13" office:value-type="string" calcext:value-type="string">
            <text:p>Cancer microinvasif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13" office:value-type="string" calcext:value-type="string">
            <text:p>Cancer invasit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13" office:value-type="string" calcext:value-type="string">
            <text:p>Pas de dysplasie cervicale</text:p>
          </table:table-cell>
          <table:table-cell table:style-name="ce18" table:number-columns-repeated="4"/>
          <table:table-cell table:number-columns-repeated="1019"/>
        </table:table-row>
        <table:table-row table:style-name="ro1" table:number-rows-repeated="2">
          <table:table-cell table:style-name="ce14"/>
          <table:table-cell table:style-name="ce24" table:number-columns-repeated="4"/>
          <table:table-cell table:number-columns-repeated="1019"/>
        </table:table-row>
        <table:table-row table:style-name="ro1" table:number-rows-repeated="10484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iables de la base 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9" table:default-cell-style-name="Default"/>
        <table:table-row table:style-name="ro2">
          <table:table-cell table:style-name="ce8" office:value-type="string" calcext:value-type="string">
            <text:p>Contraception prescrite</text:p>
          </table:table-cell>
          <table:table-cell table:style-name="ce21" table:formula="of:=[.B$4]" office:value-type="float" office:value="0" calcext:value-type="float">
            <text:p>0</text:p>
          </table:table-cell>
          <table:table-cell table:style-name="ce21" table:formula="of:=[.C$4]" office:value-type="float" office:value="0" calcext:value-type="float">
            <text:p>0</text:p>
          </table:table-cell>
          <table:table-cell table:style-name="ce21" table:formula="of:=[.D$4]" office:value-type="float" office:value="0" calcext:value-type="float">
            <text:p>0</text:p>
          </table:table-cell>
          <table:table-cell table:style-name="ce21" table:formula="of:=[.E$4]" office:value-type="float" office:value="0" calcext:value-type="float">
            <text:p>0</text:p>
          </table:table-cell>
          <table:table-cell table:style-name="ce1" table:number-columns-repeated="1019"/>
        </table:table-row>
        <table:table-row table:style-name="ro3">
          <table:table-cell table:style-name="ce13" office:value-type="string" calcext:value-type="string">
            <text:p>Pilule combinée</text:p>
          </table:table-cell>
          <table:table-cell table:style-name="ce23" table:number-columns-repeated="4"/>
          <table:table-cell table:style-name="ce1" table:number-columns-repeated="1019"/>
        </table:table-row>
        <table:table-row table:style-name="ro3">
          <table:table-cell table:style-name="ce13" office:value-type="string" calcext:value-type="string">
            <text:p>Contraceptif injectable (Depo-provera)</text:p>
          </table:table-cell>
          <table:table-cell table:style-name="ce23" table:number-columns-repeated="4"/>
          <table:table-cell table:style-name="ce1" table:number-columns-repeated="1019"/>
        </table:table-row>
        <table:table-row table:style-name="ro3">
          <table:table-cell table:style-name="ce13" office:value-type="string" calcext:value-type="string">
            <text:p>Implant (Norplant)</text:p>
          </table:table-cell>
          <table:table-cell table:style-name="ce23" table:number-columns-repeated="4"/>
          <table:table-cell table:style-name="ce1" table:number-columns-repeated="1019"/>
        </table:table-row>
        <table:table-row table:style-name="ro1">
          <table:table-cell table:style-name="ce13" office:value-type="string" calcext:value-type="string">
            <text:p>Préservatifs masculins</text:p>
          </table:table-cell>
          <table:table-cell table:style-name="ce18" table:number-columns-repeated="4"/>
          <table:table-cell table:style-name="ce1" table:number-columns-repeated="1019"/>
        </table:table-row>
        <table:table-row table:style-name="ro1" table:number-rows-repeated="3">
          <table:table-cell table:style-name="ce10" table:number-columns-repeated="5"/>
          <table:table-cell table:number-columns-repeated="1019"/>
        </table:table-row>
        <table:table-row table:style-name="ro4">
          <table:table-cell table:style-name="ce8" office:value-type="string" calcext:value-type="string">
            <text:p>IST</text:p>
          </table:table-cell>
          <table:table-cell table:style-name="ce21" table:formula="of:=[.B$4]" office:value-type="float" office:value="0" calcext:value-type="float">
            <text:p>0</text:p>
          </table:table-cell>
          <table:table-cell table:style-name="ce21" table:formula="of:=[.C$4]" office:value-type="float" office:value="0" calcext:value-type="float">
            <text:p>0</text:p>
          </table:table-cell>
          <table:table-cell table:style-name="ce21" table:formula="of:=[.D$4]" office:value-type="float" office:value="0" calcext:value-type="float">
            <text:p>0</text:p>
          </table:table-cell>
          <table:table-cell table:style-name="ce21" table:formula="of:=[.E$4]" office:value-type="float" office:value="0" calcext:value-type="float">
            <text:p>0</text:p>
          </table:table-cell>
          <table:table-cell table:style-name="ce1" table:number-columns-repeated="1019"/>
        </table:table-row>
        <table:table-row table:style-name="ro3">
          <table:table-cell table:style-name="ce13" office:value-type="string" calcext:value-type="string">
            <text:p>Test VIH effectué </text:p>
          </table:table-cell>
          <table:table-cell table:style-name="ce23" office:value-type="string" calcext:value-type="string">
            <text:p>oui </text:p>
          </table:table-cell>
          <table:table-cell table:style-name="ce23" office:value-type="string" calcext:value-type="string">
            <text:p>non</text:p>
          </table:table-cell>
          <table:table-cell table:style-name="ce23" table:number-columns-repeated="2"/>
          <table:table-cell table:style-name="ce1" table:number-columns-repeated="1019"/>
        </table:table-row>
        <table:table-row table:style-name="ro3">
          <table:table-cell table:style-name="ce13" office:value-type="string" calcext:value-type="string">
            <text:p>Résultat test VIH </text:p>
          </table:table-cell>
          <table:table-cell table:style-name="ce23" office:value-type="string" calcext:value-type="string">
            <text:p>positif </text:p>
          </table:table-cell>
          <table:table-cell table:style-name="ce23" office:value-type="string" calcext:value-type="string">
            <text:p>negatif</text:p>
          </table:table-cell>
          <table:table-cell table:style-name="ce23" office:value-type="string" calcext:value-type="string">
            <text:p>indeterminé</text:p>
          </table:table-cell>
          <table:table-cell table:style-name="ce23"/>
          <table:table-cell table:style-name="ce1" table:number-columns-repeated="1019"/>
        </table:table-row>
        <table:table-row table:style-name="ro3">
          <table:table-cell table:style-name="ce13" office:value-type="string" calcext:value-type="string">
            <text:p>Test confirmation VIH</text:p>
          </table:table-cell>
          <table:table-cell table:style-name="ce23" office:value-type="string" calcext:value-type="string">
            <text:p>positif</text:p>
          </table:table-cell>
          <table:table-cell table:style-name="ce23" office:value-type="string" calcext:value-type="string">
            <text:p>negatif</text:p>
          </table:table-cell>
          <table:table-cell table:style-name="ce23" office:value-type="string" calcext:value-type="string">
            <text:p>indeterminé</text:p>
          </table:table-cell>
          <table:table-cell table:style-name="ce23"/>
          <table:table-cell table:style-name="ce1" table:number-columns-repeated="1019"/>
        </table:table-row>
        <table:table-row table:style-name="ro1">
          <table:table-cell table:style-name="ce13" office:value-type="string" calcext:value-type="string">
            <text:p>Test Chlamydia effectué </text:p>
          </table:table-cell>
          <table:table-cell table:style-name="ce18" office:value-type="string" calcext:value-type="string">
            <text:p>oui </text:p>
          </table:table-cell>
          <table:table-cell table:style-name="ce18" office:value-type="string" calcext:value-type="string">
            <text:p>non </text:p>
          </table:table-cell>
          <table:table-cell table:style-name="ce18" table:number-columns-repeated="2"/>
          <table:table-cell table:style-name="ce1" table:number-columns-repeated="1019"/>
        </table:table-row>
        <table:table-row table:style-name="ro1">
          <table:table-cell table:style-name="ce13" office:value-type="string" calcext:value-type="string">
            <text:p>Résultat Chlamydia </text:p>
          </table:table-cell>
          <table:table-cell table:style-name="ce23" office:value-type="string" calcext:value-type="string">
            <text:p>positif</text:p>
          </table:table-cell>
          <table:table-cell table:style-name="ce23" office:value-type="string" calcext:value-type="string">
            <text:p>negatif</text:p>
          </table:table-cell>
          <table:table-cell table:style-name="ce10" table:number-columns-repeated="2"/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6.69pt" fo:margin-bottom="56.69pt" fo:margin-left="28.35pt" fo:margin-right="28.35pt" style:print-page-order="ttb" style:first-page-number="1" style:scale-to="100%" style:table-centering="horizontal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ariables_20_de_20_la_20_base_20_" style:display-name="PageStyle_variables de la base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tem_20_du_20_rapport" style:display-name="PageStyle_item du rapport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V C</dc:creator>
    <meta:editing-cycles>18</meta:editing-cycles>
    <meta:print-date>2018-11-08T11:56:22</meta:print-date>
    <meta:creation-date>2017-06-09T18:11:41</meta:creation-date>
    <dc:date>2019-05-12T08:16:36</dc:date>
    <dc:language>fr-FR</dc:language>
    <meta:editing-duration>PT3H23M</meta:editing-duration>
    <meta:generator>LibreOffice/6.0.7.3$Linux_X86_64 LibreOffice_project/00m0$Build-3</meta:generator>
    <meta:document-statistic meta:table-count="2" meta:cell-count="23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